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12.698cm"/>
    </style:style>
    <style:style style:name="co5" style:family="table-column">
      <style:table-column-properties fo:break-before="auto" style:column-width="6.95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acote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envolvedor</text:p>
          </table:table-cell>
          <table:table-cell table:style-name="ce1" office:value-type="string" calcext:value-type="string">
            <text:p>Dependências</text:p>
          </table:table-cell>
          <table:table-cell table:style-name="ce1" office:value-type="string" calcext:value-type="string">
            <text:p>Herança/Implementação</text:p>
          </table:table-cell>
          <table:table-cell table:style-name="ce1" office:value-type="string" calcext:value-type="string">
            <text:p>Métodos Específico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ResponseTyp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DataAccessRespons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ResponseType</text:p>
          </table:table-cell>
          <table:table-cell office:value-type="string" calcext:value-type="string">
            <text:p>Serializable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ParcialDataAccessObjec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Response, ResponseType</text:p>
          </table:table-cell>
          <table:table-cell table:number-columns-repeated="2"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ParcialDataAccessObject, DataAccessResponse, ResponseType</text:p>
          </table:table-cell>
          <table:table-cell office:value-type="string" calcext:value-type="string">
            <text:p>ParcialDataAccessObject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</text:p>
          </table:table-cell>
          <table:table-cell table:number-columns-repeated="2"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</text:p>
          </table:table-cell>
          <table:table-cell office:value-type="string" calcext:value-type="string">
            <text:p>EntityManager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</text:p>
          </table:table-cell>
          <table:table-cell table:number-columns-repeated="2"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pessoa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abstract 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pessoa</text:p>
          </table:table-cell>
          <table:table-cell office:value-type="string" calcext:value-type="string">
            <text:p>Pessoa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ParcialDataAccessObject, DataAccessResponse, ResponseType, Pessoa</text:p>
          </table:table-cell>
          <table:table-cell office:value-type="string" calcext:value-type="string">
            <text:p>ParcialDataAccess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setor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/>
          <table:table-cell office:value-type="string" calcext:value-type="string">
            <text:p>Serializ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setor</text:p>
          </table:table-cell>
          <table:table-cell office:value-type="string" calcext:value-type="string">
            <text:p>Setor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 office:value-type="string" calcext:value-type="string">
            <text:p>DataAccessObject, DataAccessResponse, ResponseType, Setor</text:p>
          </table:table-cell>
          <table:table-cell office:value-type="string" calcext:value-type="string">
            <text:p>DataAccess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setor</text:p>
          </table:table-cell>
          <table:table-cell office:value-type="string" calcext:value-type="string">
            <text:p>Setor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 office:value-type="string" calcext:value-type="string">
            <text:p>BusinessLayoutLayer, DataAccessResponse, ResponseType, Setor</text:p>
          </table:table-cell>
          <table:table-cell office:value-type="string" calcext:value-type="string">
            <text:p>BusinessLayout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usuario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/>
          <table:table-cell office:value-type="string" calcext:value-type="string">
            <text:p>Serializ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usuario</text:p>
          </table:table-cell>
          <table:table-cell office:value-type="string" calcext:value-type="string">
            <text:p>Usuari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DataAccessObject, DataAccessResponse, ResponseType, Usuari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getByUsername(username:String):Usuario</text:p>
          </table:table-cell>
          <table:table-cell/>
        </table:table-row>
        <table:table-row table:style-name="ro1">
          <table:table-cell office:value-type="string" calcext:value-type="string">
            <text:p>res.usuario</text:p>
          </table:table-cell>
          <table:table-cell office:value-type="string" calcext:value-type="string">
            <text:p>Usuari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BusinessLayoutLayer, DataAccessResponse, ResponseType, Usuario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getByUsername(username:String):Usuario</text:p>
          </table:table-cell>
          <table:table-cell/>
        </table:table-row>
        <table:table-row table:style-name="ro1">
          <table:table-cell office:value-type="string" calcext:value-type="string">
            <text:p>res.funcionario.mapadeservico</text:p>
          </table:table-cell>
          <table:table-cell office:value-type="string" calcext:value-type="string">
            <text:p>MapaDeServic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funcionario.mapadeservico</text:p>
          </table:table-cell>
          <table:table-cell office:value-type="string" calcext:value-type="string">
            <text:p>MapaDeServic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, DataAccessResponse, ResponseType, MapaDeServico</text:p>
          </table:table-cell>
          <table:table-cell office:value-type="string" calcext:value-type="string">
            <text:p>DataAccess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funcionario.mapadeservico</text:p>
          </table:table-cell>
          <table:table-cell office:value-type="string" calcext:value-type="string">
            <text:p>MapaDeServic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, DataAccessResponse, ResponseType, MapaDeServico</text:p>
          </table:table-cell>
          <table:table-cell office:value-type="string" calcext:value-type="string">
            <text:p>BusinessLayout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funcionario</text:p>
          </table:table-cell>
          <table:table-cell office:value-type="string" calcext:value-type="string">
            <text:p>Funcionari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funcionario</text:p>
          </table:table-cell>
          <table:table-cell office:value-type="string" calcext:value-type="string">
            <text:p>Funcionari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, DataAccessResponse, ResponseType, Funcionario</text:p>
          </table:table-cell>
          <table:table-cell office:value-type="string" calcext:value-type="string">
            <text:p>DataAccess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funcionario</text:p>
          </table:table-cell>
          <table:table-cell office:value-type="string" calcext:value-type="string">
            <text:p>Funcionari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, DataAccessResponse, ResponseType, Funcionario</text:p>
          </table:table-cell>
          <table:table-cell office:value-type="string" calcext:value-type="string">
            <text:p>BusinessLayout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terminais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/>
          <table:table-cell office:value-type="string" calcext:value-type="string">
            <text:p>Serializ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terminais</text:p>
          </table:table-cell>
          <table:table-cell office:value-type="string" calcext:value-type="string">
            <text:p>Terminal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DataAccessObject, DataAccessResponse, ResponseType, Terminal</text:p>
          </table:table-cell>
          <table:table-cell office:value-type="string" calcext:value-type="string">
            <text:p>DataAccess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terminas</text:p>
          </table:table-cell>
          <table:table-cell office:value-type="string" calcext:value-type="string">
            <text:p>Terminal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DataAccessObject, DataAccessResponse, ResponseType, Funcionario</text:p>
          </table:table-cell>
          <table:table-cell office:value-type="string" calcext:value-type="string">
            <text:p>BusinessLayout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grupos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/>
          <table:table-cell office:value-type="string" calcext:value-type="string">
            <text:p>Serializ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grupos</text:p>
          </table:table-cell>
          <table:table-cell office:value-type="string" calcext:value-type="string">
            <text:p>Grup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DataAccessObject, DataAccessResponse, ResponseType, Grupo</text:p>
          </table:table-cell>
          <table:table-cell office:value-type="string" calcext:value-type="string">
            <text:p>DataAccess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.grupos</text:p>
          </table:table-cell>
          <table:table-cell office:value-type="string" calcext:value-type="string">
            <text:p>Grup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BusinessLayoutLayer, DataAccessResponse, ResponseType, Grupo</text:p>
          </table:table-cell>
          <table:table-cell office:value-type="string" calcext:value-type="string">
            <text:p>BusinessLayoutLaye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 style:data-style-name="N2" text:time-value="09:36:56.2865465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Filho</meta:initial-creator>
    <meta:creation-date>2015-06-14T16:30:07.620368434</meta:creation-date>
    <dc:date>2015-06-15T14:14:34.612893674</dc:date>
    <dc:creator>Carlos Filho</dc:creator>
    <meta:editing-duration>PT1H34M9S</meta:editing-duration>
    <meta:editing-cycles>4</meta:editing-cycles>
    <meta:generator>LibreOffice/4.2.8.2$Linux_X86_64 LibreOffice_project/420m0$Build-2</meta:generator>
    <meta:document-statistic meta:table-count="1" meta:cell-count="161" meta:object-count="0"/>
  </office:meta>
</office:document-meta>
</file>